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326in"/>
    </style:style>
    <style:style style:name="Table1.B" style:family="table-column">
      <style:table-column-properties style:column-width="3.0389in"/>
    </style:style>
    <style:style style:name="Table1.C" style:family="table-column">
      <style:table-column-properties style:column-width="2.72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021in"/>
    </style:style>
    <style:style style:name="Table2.B" style:family="table-column">
      <style:table-column-properties style:column-width="1.8354in"/>
    </style:style>
    <style:style style:name="Table2.C" style:family="table-column">
      <style:table-column-properties style:column-width="3.655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3632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3.2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4729in"/>
    </style:style>
    <style:style style:name="Table4.B" style:family="table-column">
      <style:table-column-properties style:column-width="1.8139in"/>
    </style:style>
    <style:style style:name="Table4.C" style:family="table-column">
      <style:table-column-properties style:column-width="3.406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3104in"/>
    </style:style>
    <style:style style:name="Table5.B" style:family="table-column">
      <style:table-column-properties style:column-width="1.8382in"/>
    </style:style>
    <style:style style:name="Table5.C" style:family="table-column">
      <style:table-column-properties style:column-width="3.544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347in" table:align="left"/>
    </style:style>
    <style:style style:name="Table6.A" style:family="table-column">
      <style:table-column-properties style:column-width="1.3764in"/>
    </style:style>
    <style:style style:name="Table6.B" style:family="table-column">
      <style:table-column-properties style:column-width="1.541in"/>
    </style:style>
    <style:style style:name="Table6.C" style:family="table-column">
      <style:table-column-properties style:column-width="1.9174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<text:span text:style-name="Strong_20_Emphasis">Objetivo</text:span></text:h>
      <text:p text:style-name="Text_20_body">Permitir que o usuário configure:</text:p>
      <text:list text:style-name="L1">
        <text:list-item>
          <text:p text:style-name="P1">Dispositivos (slaves Modbus);</text:p>
        </text:list-item>
        <text:list-item>
          <text:p text:style-name="P1">Condições (baseadas em níveis, tensão, corrente, etc.);</text:p>
        </text:list-item>
        <text:list-item>
          <text:p text:style-name="P1">Ações (ligar/desligar bombas, enviar alarmes, etc.);</text:p>
        </text:list-item>
        <text:list-item>
          <text:p text:style-name="P1">Lógicas compostas (condições e ações encadeadas).</text:p>
        </text:list-item>
      </text:list>
      <text:p text:style-name="Text_20_body">Tudo isso de forma <text:span text:style-name="Strong_20_Emphasis">parametrizável via interface web</text:span>, sem editar o código-fonte.</text:p>
      <text:p text:style-name="Horizontal_20_Line"/>
      <text:h text:style-name="Heading_20_2" text:outline-level="2">🧩 <text:span text:style-name="Strong_20_Emphasis">Arquitetura Geral</text:span></text:h>
      <text:p text:style-name="Text_20_body">A aplicação será dividida em 4 camadas principais:</text:p>
      <text:list text:style-name="L2">
        <text:list-item>
          <text:p text:style-name="P2"><text:span text:style-name="Strong_20_Emphasis">Camada de Comunicação Modbus</text:span></text:p>
          <text:list>
            <text:list-item>
              <text:p text:style-name="P2">Responsável por ler e escrever valores dos registradores Modbus (input, holding, coil, discrete input).</text:p>
            </text:list-item>
            <text:list-item>
              <text:p text:style-name="P2">Funciona de forma genérica, com base nas configurações de banco de dados (sem hardcode).</text:p>
            </text:list-item>
          </text:list>
        </text:list-item>
        <text:list-item>
          <text:p text:style-name="P2"><text:span text:style-name="Strong_20_Emphasis">Camada de Configuração Dinâmica</text:span></text:p>
          <text:list>
            <text:list-item>
              <text:p text:style-name="P2">Define via banco de dados todos os <text:span text:style-name="Strong_20_Emphasis">slaves</text:span>, <text:span text:style-name="Strong_20_Emphasis">registradores</text:span>, <text:span text:style-name="Strong_20_Emphasis">condições</text:span> e <text:span text:style-name="Strong_20_Emphasis">ações</text:span>.</text:p>
            </text:list-item>
          </text:list>
        </text:list-item>
        <text:list-item>
          <text:p text:style-name="P2"><text:span text:style-name="Strong_20_Emphasis">Motor de Regras (Rule Engine)</text:span></text:p>
          <text:list>
            <text:list-item>
              <text:p text:style-name="P2">Executa periodicamente (ex: a cada 1 segundo).</text:p>
            </text:list-item>
            <text:list-item>
              <text:p text:style-name="P2">Avalia as condições e dispara ações de acordo com as regras configuradas.</text:p>
            </text:list-item>
          </text:list>
        </text:list-item>
        <text:list-item>
          <text:p text:style-name="P2"><text:span text:style-name="Strong_20_Emphasis">Interface Web</text:span></text:p>
          <text:list>
            <text:list-item>
              <text:p text:style-name="P2">Permite ao usuário:</text:p>
              <text:list>
                <text:list-item>
                  <text:p text:style-name="P2">Cadastrar dispositivos Modbus;</text:p>
                </text:list-item>
                <text:list-item>
                  <text:p text:style-name="P2">Mapear registradores;</text:p>
                </text:list-item>
                <text:list-item>
                  <text:p text:style-name="P2">Criar condições (comparações);</text:p>
                </text:list-item>
                <text:list-item>
                  <text:p text:style-name="P2">Definir ações;</text:p>
                </text:list-item>
                <text:list-item>
                  <text:p text:style-name="P2"><text:soft-page-break/>Criar regras com "SE ... ENTÃO ..." de forma visual/intuitiva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🧠 <text:span text:style-name="Strong_20_Emphasis">Fluxo Lógico de Operação</text:span></text:h>
      <text:list text:style-name="L3">
        <text:list-item>
          <text:p text:style-name="P3">A thread principal percorre a tabela de <text:span text:style-name="Strong_20_Emphasis">slaves configurados</text:span>.</text:p>
        </text:list-item>
        <text:list-item>
          <text:p text:style-name="P3">Lê os valores definidos nos registradores de entrada.</text:p>
        </text:list-item>
        <text:list-item>
          <text:p text:style-name="P3">Atualiza os valores atuais no banco de dados.</text:p>
        </text:list-item>
        <text:list-item>
          <text:p text:style-name="P3">O <text:span text:style-name="Strong_20_Emphasis">motor de regras</text:span> analisa as <text:span text:style-name="Strong_20_Emphasis">condições</text:span>:</text:p>
          <text:list>
            <text:list-item>
              <text:p text:style-name="P3">Exemplo: “reservatório acumulação nível &gt; 20%” e “reservatório distribuição ≤ 20%”.</text:p>
            </text:list-item>
          </text:list>
        </text:list-item>
        <text:list-item>
          <text:p text:style-name="P3">Se a condição for verdadeira, executa a <text:span text:style-name="Strong_20_Emphasis">ação associada</text:span>:</text:p>
          <text:list>
            <text:list-item>
              <text:p text:style-name="P3">Exemplo: “Ligar motobomba 1”.</text:p>
            </text:list-item>
          </text:list>
        </text:list-item>
        <text:list-item>
          <text:p text:style-name="P3">A ação é traduzida em comando Modbus para o slave correspondente.</text:p>
        </text:list-item>
        <text:list-item>
          <text:p text:style-name="P3">O sistema registra logs e continua o ciclo.</text:p>
        </text:list-item>
      </text:list>
      <text:p text:style-name="Horizontal_20_Line"/>
      <text:h text:style-name="Heading_20_2" text:outline-level="2">🗄️ <text:span text:style-name="Strong_20_Emphasis">Estrutura de Banco de Dados</text:span></text:h>
      <text:p text:style-name="Text_20_body">Abaixo estão as principais tabelas necessárias.</text:p>
      <text:p text:style-name="Standard">1. <text:span text:style-name="Source_20_Text">devices</text:span> – Dispositivos Modbu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mpo</text:p>
            </table:table-cell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NT (PK)</text:p>
          </table:table-cell>
          <table:table-cell table:style-name="Table1.A1" office:value-type="string">
            <text:p text:style-name="Table_20_Contents">Identificador do dispositivo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VARCHAR</text:p>
          </table:table-cell>
          <table:table-cell table:style-name="Table1.A1" office:value-type="string">
            <text:p text:style-name="Table_20_Contents">Nome (ex: "Reservatório Acumulação")</text:p>
          </table:table-cell>
        </table:table-row>
        <table:table-row>
          <table:table-cell table:style-name="Table1.A1" office:value-type="string">
            <text:p text:style-name="Table_20_Contents">ip_address</text:p>
          </table:table-cell>
          <table:table-cell table:style-name="Table1.A1" office:value-type="string">
            <text:p text:style-name="Table_20_Contents">VARCHAR</text:p>
          </table:table-cell>
          <table:table-cell table:style-name="Table1.A1" office:value-type="string">
            <text:p text:style-name="Table_20_Contents">Endereço IP Modbus TCP ou serial ID</text:p>
          </table:table-cell>
        </table:table-row>
        <table:table-row>
          <table:table-cell table:style-name="Table1.A1" office:value-type="string">
            <text:p text:style-name="Table_20_Contents">slave_id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D do slave Modbus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ENUM('reservatorio','bomba','sensor','outro')</text:p>
          </table:table-cell>
          <table:table-cell table:style-name="Table1.A1" office:value-type="string">
            <text:p text:style-name="Table_20_Contents">Tipo do dispositivo</text:p>
          </table:table-cell>
        </table:table-row>
        <table:table-row>
          <table:table-cell table:style-name="Table1.A1" office:value-type="string">
            <text:p text:style-name="Table_20_Contents">ativo</text:p>
          </table:table-cell>
          <table:table-cell table:style-name="Table1.A1" office:value-type="string">
            <text:p text:style-name="Table_20_Contents">BOOLEAN</text:p>
          </table:table-cell>
          <table:table-cell table:style-name="Table1.A1" office:value-type="string">
            <text:p text:style-name="Table_20_Contents">Se está ativo no sistem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<text:span text:style-name="Source_20_Text">registers</text:span> – Registradores Modbu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mpo</text:p>
            </table:table-cell>
            <table:table-cell table:style-name="Table2.A1" office:value-type="string">
              <text:p text:style-name="Table_20_Heading">Tipo</text:p>
            </table:table-cell>
            <table:table-cell table:style-name="Table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 (PK)</text:p>
          </table:table-cell>
          <table:table-cell table:style-name="Table2.A1" office:value-type="string">
            <text:p text:style-name="Table_20_Contents">Identificador</text:p>
          </table:table-cell>
        </table:table-row>
        <table:table-row>
          <table:table-cell table:style-name="Table2.A1" office:value-type="string">
            <text:p text:style-name="Table_20_Contents">device_id</text:p>
          </table:table-cell>
          <table:table-cell table:style-name="Table2.A1" office:value-type="string">
            <text:p text:style-name="Table_20_Contents">INT (FK → devices.id)</text:p>
          </table:table-cell>
          <table:table-cell table:style-name="Table2.A1" office:value-type="string">
            <text:p text:style-name="Table_20_Contents">Dispositivo associado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VARCHAR</text:p>
          </table:table-cell>
          <table:table-cell table:style-name="Table2.A1" office:value-type="string">
            <text:p text:style-name="Table_20_Contents">Nome (ex: "Nível (%)", "Tensão (V)")</text:p>
          </table:table-cell>
        </table:table-row>
        <table:table-row>
          <table:table-cell table:style-name="Table2.A1" office:value-type="string">
            <text:p text:style-name="Table_20_Contents">function_code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Código Modbus (1, 2, 3, 4)</text:p>
          </table:table-cell>
        </table:table-row>
        <table:table-row>
          <table:table-cell table:style-name="Table2.A1" office:value-type="string">
            <text:p text:style-name="Table_20_Contents">address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Endereço do registrador</text:p>
          </table:table-cell>
        </table:table-row>
        <table:table-row>
          <table:table-cell table:style-name="Table2.A1" office:value-type="string">
            <text:p text:style-name="Table_20_Contents">data_type</text:p>
          </table:table-cell>
          <table:table-cell table:style-name="Table2.A1" office:value-type="string">
            <text:p text:style-name="Table_20_Contents">ENUM('int','float','bool')</text:p>
          </table:table-cell>
          <table:table-cell table:style-name="Table2.A1" office:value-type="string">
            <text:p text:style-name="Table_20_Contents">Tipo de dado</text:p>
          </table:table-cell>
        </table:table-row>
        <table:table-row>
          <table:table-cell table:style-name="Table2.A1" office:value-type="string">
            <text:p text:style-name="Table_20_Contents">sca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Table_20_Contents">Fator de escala (ex: 0.1, 1.0)</text:p>
          </table:table-cell>
        </table:table-row>
        <table:table-row>
          <table:table-cell table:style-name="Table2.A1" office:value-type="string">
            <text:p text:style-name="Table_20_Contents">rw</text:p>
          </table:table-cell>
          <table:table-cell table:style-name="Table2.A1" office:value-type="string">
            <text:p text:style-name="Table_20_Contents">ENUM('R','W')</text:p>
          </table:table-cell>
          <table:table-cell table:style-name="Table2.A1" office:value-type="string">
            <text:p text:style-name="Table_20_Contents">Leitura/Escrita</text:p>
          </table:table-cell>
        </table:table-row>
        <table:table-row>
          <table:table-cell table:style-name="Table2.A1" office:value-type="string">
            <text:p text:style-name="Table_20_Contents">last_valu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Table_20_Contents">Último valor lido (atualizado automaticamente)</text:p>
          </table:table-cell>
        </table:table-row>
      </table:table>
      <text:p text:style-name="Standard"/>
      <text:h text:style-name="Heading_20_3" text:outline-level="3">3. <text:span text:style-name="Source_20_Text">conditions</text:span> – Condições Lógica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ampo</text:p>
            </table:table-cell>
            <table:table-cell table:style-name="Table3.A1" office:value-type="string">
              <text:p text:style-name="Table_20_Heading">Tipo</text:p>
            </table:table-cell>
            <table:table-cell table:style-name="Table3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INT (PK)</text:p>
          </table:table-cell>
          <table:table-cell table:style-name="Table3.A1" office:value-type="string">
            <text:p text:style-name="Table_20_Contents">Identificador</text:p>
          </table:table-cell>
        </table:table-row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VARCHAR</text:p>
          </table:table-cell>
          <table:table-cell table:style-name="Table3.A1" office:value-type="string">
            <text:p text:style-name="Table_20_Contents">Nome da condição</text:p>
          </table:table-cell>
        </table:table-row>
        <table:table-row>
          <table:table-cell table:style-name="Table3.A1" office:value-type="string">
            <text:p text:style-name="Table_20_Contents">left_register_id</text:p>
          </table:table-cell>
          <table:table-cell table:style-name="Table3.A1" office:value-type="string">
            <text:p text:style-name="Table_20_Contents">INT (FK → registers.id)</text:p>
          </table:table-cell>
          <table:table-cell table:style-name="Table3.A1" office:value-type="string">
            <text:p text:style-name="Table_20_Contents">Registrador a comparar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ENUM('&gt;','&lt;','&gt;=','&lt;=','==','!=')</text:p>
          </table:table-cell>
          <table:table-cell table:style-name="Table3.A1" office:value-type="string">
            <text:p text:style-name="Table_20_Contents">Operador lógico</text:p>
          </table:table-cell>
        </table:table-row>
        <table:table-row>
          <table:table-cell table:style-name="Table3.A1" office:value-type="string">
            <text:p text:style-name="Table_20_Contents">right_value</text:p>
          </table:table-cell>
          <table:table-cell table:style-name="Table3.A1" office:value-type="string">
            <text:p text:style-name="Table_20_Contents">FLOAT</text:p>
          </table:table-cell>
          <table:table-cell table:style-name="Table3.A1" office:value-type="string">
            <text:p text:style-name="Table_20_Contents">Valor de comparação ou ID de outro registrador</text:p>
          </table:table-cell>
        </table:table-row>
        <table:table-row>
          <table:table-cell table:style-name="Table3.A1" office:value-type="string">
            <text:p text:style-name="Table_20_Contents">right_is_register</text:p>
          </table:table-cell>
          <table:table-cell table:style-name="Table3.A1" office:value-type="string">
            <text:p text:style-name="Table_20_Contents">BOOLEAN</text:p>
          </table:table-cell>
          <table:table-cell table:style-name="Table3.A1" office:value-type="string">
            <text:p text:style-name="Table_20_Contents">Se o valor à direita vem de outro registrador</text:p>
          </table:table-cell>
        </table:table-row>
        <table:table-row>
          <table:table-cell table:style-name="Table3.A1" office:value-type="string">
            <text:p text:style-name="Table_20_Contents">description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Descrição opcional</text:p>
          </table:table-cell>
        </table:table-row>
      </table:table>
      <text:p text:style-name="Text_20_body">Exemplo:</text:p>
      <text:p text:style-name="Quotations">Se “reservatório distribuição nível (%) &lt;= 20%”.</text:p>
      <text:h text:style-name="Heading_20_3" text:outline-level="3">4. <text:span text:style-name="Source_20_Text">actions</text:span> – Ações a Executar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ampo</text:p>
            </table:table-cell>
            <table:table-cell table:style-name="Table4.A1" office:value-type="string">
              <text:p text:style-name="Table_20_Heading">Tipo</text:p>
            </table:table-cell>
            <table:table-cell table:style-name="Table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INT (PK)</text:p>
          </table:table-cell>
          <table:table-cell table:style-name="Table4.A1" office:value-type="string">
            <text:p text:style-name="Table_20_Contents">Identificador</text:p>
          </table:table-cell>
        </table:table-row>
        <table:table-row>
          <table:table-cell table:style-name="Table4.A1" office:value-type="string">
            <text:p text:style-name="Table_20_Contents">name</text:p>
          </table:table-cell>
          <table:table-cell table:style-name="Table4.A1" office:value-type="string">
            <text:p text:style-name="Table_20_Contents">VARCHAR</text:p>
          </table:table-cell>
          <table:table-cell table:style-name="Table4.A1" office:value-type="string">
            <text:p text:style-name="Table_20_Contents">Nome da ação</text:p>
          </table:table-cell>
        </table:table-row>
        <table:table-row>
          <table:table-cell table:style-name="Table4.A1" office:value-type="string">
            <text:p text:style-name="Table_20_Contents">target_register_id</text:p>
          </table:table-cell>
          <table:table-cell table:style-name="Table4.A1" office:value-type="string">
            <text:p text:style-name="Table_20_Contents">INT (FK → registers.id)</text:p>
          </table:table-cell>
          <table:table-cell table:style-name="Table4.A1" office:value-type="string">
            <text:p text:style-name="Table_20_Contents">Registrador Modbus a escrever</text:p>
          </table:table-cell>
        </table:table-row>
        <table:table-row>
          <table:table-cell table:style-name="Table4.A1" office:value-type="string">
            <text:p text:style-name="Table_20_Contents">write_value</text:p>
          </table:table-cell>
          <table:table-cell table:style-name="Table4.A1" office:value-type="string">
            <text:p text:style-name="Table_20_Contents">FLOAT</text:p>
          </table:table-cell>
          <table:table-cell table:style-name="Table4.A1" office:value-type="string">
            <text:p text:style-name="Table_20_Contents">Valor a escrever (ex: 1 = ligar, 0 = desligar)</text:p>
          </table:table-cell>
        </table:table-row>
        <table:table-row>
          <table:table-cell table:style-name="Table4.A1" office:value-type="string">
            <text:p text:style-name="Table_20_Contents">description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Descrição opcional</text:p>
          </table:table-cell>
        </table:table-row>
      </table:table>
      <text:p text:style-name="Text_20_body">Exemplo:</text:p>
      <text:p text:style-name="Quotations"><text:soft-page-break/>“Ligar bomba 1” = escrever 1 no registrador coil da bomba.</text:p>
      <text:h text:style-name="Heading_20_3" text:outline-level="3">5. <text:span text:style-name="Source_20_Text">rules</text:span> – Regras Completa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ampo</text:p>
            </table:table-cell>
            <table:table-cell table:style-name="Table5.A1" office:value-type="string">
              <text:p text:style-name="Table_20_Heading">Tipo</text:p>
            </table:table-cell>
            <table:table-cell table:style-name="Table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INT (PK)</text:p>
          </table:table-cell>
          <table:table-cell table:style-name="Table5.A1" office:value-type="string">
            <text:p text:style-name="Table_20_Contents">Identificador</text:p>
          </table:table-cell>
        </table:table-row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VARCHAR</text:p>
          </table:table-cell>
          <table:table-cell table:style-name="Table5.A1" office:value-type="string">
            <text:p text:style-name="Table_20_Contents">Nome da regra</text:p>
          </table:table-cell>
        </table:table-row>
        <table:table-row>
          <table:table-cell table:style-name="Table5.A1" office:value-type="string">
            <text:p text:style-name="Table_20_Contents">condition_id</text:p>
          </table:table-cell>
          <table:table-cell table:style-name="Table5.A1" office:value-type="string">
            <text:p text:style-name="Table_20_Contents">INT (FK → conditions.id)</text:p>
          </table:table-cell>
          <table:table-cell table:style-name="Table5.A1" office:value-type="string">
            <text:p text:style-name="Table_20_Contents">Condição associada</text:p>
          </table:table-cell>
        </table:table-row>
        <table:table-row>
          <table:table-cell table:style-name="Table5.A1" office:value-type="string">
            <text:p text:style-name="Table_20_Contents">action_id</text:p>
          </table:table-cell>
          <table:table-cell table:style-name="Table5.A1" office:value-type="string">
            <text:p text:style-name="Table_20_Contents">INT (FK → actions.id)</text:p>
          </table:table-cell>
          <table:table-cell table:style-name="Table5.A1" office:value-type="string">
            <text:p text:style-name="Table_20_Contents">Ação associada</text:p>
          </table:table-cell>
        </table:table-row>
        <table:table-row>
          <table:table-cell table:style-name="Table5.A1" office:value-type="string">
            <text:p text:style-name="Table_20_Contents">priority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Prioridade (para resolver conflitos)</text:p>
          </table:table-cell>
        </table:table-row>
        <table:table-row>
          <table:table-cell table:style-name="Table5.A1" office:value-type="string">
            <text:p text:style-name="Table_20_Contents">enabled</text:p>
          </table:table-cell>
          <table:table-cell table:style-name="Table5.A1" office:value-type="string">
            <text:p text:style-name="Table_20_Contents">BOOLEAN</text:p>
          </table:table-cell>
          <table:table-cell table:style-name="Table5.A1" office:value-type="string">
            <text:p text:style-name="Table_20_Contents">Ativo/inativo</text:p>
          </table:table-cell>
        </table:table-row>
        <table:table-row>
          <table:table-cell table:style-name="Table5.A1" office:value-type="string">
            <text:p text:style-name="Table_20_Contents">stop_on_trigger</text:p>
          </table:table-cell>
          <table:table-cell table:style-name="Table5.A1" office:value-type="string">
            <text:p text:style-name="Table_20_Contents">BOOLEAN</text:p>
          </table:table-cell>
          <table:table-cell table:style-name="Table5.A1" office:value-type="string">
            <text:p text:style-name="Table_20_Contents">Se deve parar após acionar uma vez (ex: histerese)</text:p>
          </table:table-cell>
        </table:table-row>
      </table:table>
      <text:p text:style-name="Text_20_body">Exemplo:</text:p>
      <text:p text:style-name="Quotations">“SE nível acumulação &gt; 20% E nível distribuição ≤ 20% ENTÃO ligar bomba 1.”</text:p>
      <text:h text:style-name="Heading_20_2" text:outline-level="2">⚙️ <text:span text:style-name="Strong_20_Emphasis">Motor de Regras (Rule Engine)</text:span></text:h>
      <text:list text:style-name="L4">
        <text:list-item>
          <text:p text:style-name="P4">Executa ciclicamente (por ex. a cada 500 ms).</text:p>
        </text:list-item>
        <text:list-item>
          <text:p text:style-name="P4">Para cada <text:span text:style-name="Source_20_Text">rule</text:span> ativa:</text:p>
          <text:list>
            <text:list-item>
              <text:p text:style-name="P4">Avalia a <text:span text:style-name="Source_20_Text">condition</text:span>.</text:p>
            </text:list-item>
            <text:list-item>
              <text:p text:style-name="P4">Se verdadeira, aciona a <text:span text:style-name="Source_20_Text">action</text:span>.</text:p>
            </text:list-item>
            <text:list-item>
              <text:p text:style-name="P4">Registra log (<text:span text:style-name="Source_20_Text">rule_logs</text:span>).</text:p>
            </text:list-item>
          </text:list>
        </text:list-item>
        <text:list-item>
          <text:p text:style-name="P4">Implementa <text:span text:style-name="Strong_20_Emphasis">histerese</text:span> para evitar liga/desliga rápido.</text:p>
        </text:list-item>
        <text:list-item>
          <text:p text:style-name="P4">Possibilidade de <text:span text:style-name="Strong_20_Emphasis">grupos de regras</text:span> (revezamento de bombas).</text:p>
        </text:list-item>
      </text:list>
      <text:p text:style-name="Horizontal_20_Line"/>
      <text:h text:style-name="Heading_20_3" text:outline-level="3">6. <text:span text:style-name="Source_20_Text">rule_logs</text:span> – Histórico de Execução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ampo</text:p>
            </table:table-cell>
            <table:table-cell table:style-name="Table6.A1" office:value-type="string">
              <text:p text:style-name="Table_20_Heading">Tipo</text:p>
            </table:table-cell>
            <table:table-cell table:style-name="Table6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6.A1" office:value-type="string">
            <text:p text:style-name="Table_20_Contents">id</text:p>
          </table:table-cell>
          <table:table-cell table:style-name="Table6.A1" office:value-type="string">
            <text:p text:style-name="Table_20_Contents">INT (PK)</text:p>
          </table:table-cell>
          <table:table-cell table:style-name="Table6.A1" office:value-type="string">
            <text:p text:style-name="Table_20_Contents">Identificador</text:p>
          </table:table-cell>
        </table:table-row>
        <table:table-row>
          <table:table-cell table:style-name="Table6.A1" office:value-type="string">
            <text:p text:style-name="Table_20_Contents">rule_id</text:p>
          </table:table-cell>
          <table:table-cell table:style-name="Table6.A1" office:value-type="string">
            <text:p text:style-name="Table_20_Contents">INT (FK → rules.id)</text:p>
          </table:table-cell>
          <table:table-cell table:style-name="Table6.A1" office:value-type="string">
            <text:p text:style-name="Table_20_Contents">Regra executada</text:p>
          </table:table-cell>
        </table:table-row>
        <table:table-row>
          <table:table-cell table:style-name="Table6.A1" office:value-type="string">
            <text:p text:style-name="Table_20_Contents">timestamp</text:p>
          </table:table-cell>
          <table:table-cell table:style-name="Table6.A1" office:value-type="string">
            <text:p text:style-name="Table_20_Contents">DATETIME</text:p>
          </table:table-cell>
          <table:table-cell table:style-name="Table6.A1" office:value-type="string">
            <text:p text:style-name="Table_20_Contents">Data/hora da execução</text:p>
          </table:table-cell>
        </table:table-row>
        <table:table-row>
          <table:table-cell table:style-name="Table6.A1" office:value-type="string">
            <text:p text:style-name="Table_20_Contents">condition_result</text:p>
          </table:table-cell>
          <table:table-cell table:style-name="Table6.A1" office:value-type="string">
            <text:p text:style-name="Table_20_Contents">BOOLEAN</text:p>
          </table:table-cell>
          <table:table-cell table:style-name="Table6.A1" office:value-type="string">
            <text:p text:style-name="Table_20_Contents">Resultado da condição</text:p>
          </table:table-cell>
        </table:table-row>
        <table:table-row>
          <table:table-cell table:style-name="Table6.A1" office:value-type="string">
            <text:p text:style-name="Table_20_Contents">action_executed</text:p>
          </table:table-cell>
          <table:table-cell table:style-name="Table6.A1" office:value-type="string">
            <text:p text:style-name="Table_20_Contents">BOOLEAN</text:p>
          </table:table-cell>
          <table:table-cell table:style-name="Table6.A1" office:value-type="string">
            <text:p text:style-name="Table_20_Contents">Se a ação foi disparada</text:p>
          </table:table-cell>
        </table:table-row>
      </table:table>
      <text:p text:style-name="Standard"/>
      <text:h text:style-name="P5" text:outline-level="2">🌐 <text:span text:style-name="Strong_20_Emphasis">Interface Web (Sugestão de Funcionalidade)</text:span></text:h>
      <text:list text:style-name="L5">
        <text:list-item>
          <text:p text:style-name="P6"><text:span text:style-name="Strong_20_Emphasis">Página “Dispositivos”</text:span>:</text:p>
          <text:list>
            <text:list-item>
              <text:p text:style-name="P6">Cadastrar e editar slaves Modbus.</text:p>
            </text:list-item>
            <text:list-item>
              <text:p text:style-name="P6">Adicionar registradores (endereços e tipos).</text:p>
            </text:list-item>
          </text:list>
        </text:list-item>
        <text:list-item>
          <text:p text:style-name="P6"><text:span text:style-name="Strong_20_Emphasis">Página “Regras” (editor visual)</text:span>:</text:p>
          <text:list>
            <text:list-item>
              <text:p text:style-name="P6">Seletor tipo:</text:p>
            </text:list-item>
          </text:list>
        </text:list-item>
      </text:list>
      <text:p text:style-name="Standard">[Reservatório Acumulação: Nível %] &gt; [20]</text:p>
      <text:p text:style-name="Standard">E</text:p>
      <text:p text:style-name="Standard">[Reservatório Distribuição: Nível %] &lt;= [20]</text:p>
      <text:p text:style-name="Standard">ENTÃO</text:p>
      <text:p text:style-name="Standard">[Bomba 1: Liga]</text:p>
      <text:p text:style-name="Standard"/>
      <text:list text:style-name="L6">
        <text:list-item>
          <text:p text:style-name="P7">Botão para salvar como nova regra.</text:p>
        </text:list-item>
      </text:list>
      <text:list text:style-name="L7">
        <text:list-item>
          <text:p text:style-name="P8"><text:span text:style-name="Strong_20_Emphasis">Página “Monitoramento”</text:span>:</text:p>
        </text:list-item>
      </text:list>
      <text:list text:style-name="L8">
        <text:list-item>
          <text:p text:style-name="P9">Exibe níveis em tempo real.</text:p>
        </text:list-item>
        <text:list-item>
          <text:p text:style-name="P9">Mostra status das bombas.</text:p>
        </text:list-item>
        <text:list-item>
          <text:p text:style-name="P9">Logs das últimas ações.</text:p>
        </text:list-item>
      </text:list>
      <text:h text:style-name="Heading_20_2" text:outline-level="2">🧰 <text:span text:style-name="Strong_20_Emphasis">Vantagens da Arquitetura Proposta</text:span></text:h>
      <text:p text:style-name="Text_20_body">✅ Totalmente configurável via banco e interface<text:line-break/>✅ Permite adicionar novos slaves, sensores e bombas sem alterar código<text:line-break/>✅ Escalável — suporta múltiplos reservatórios e bombas<text:line-break/>✅ Base para futura automação avançada (regras compostas, scripts, etc.)<text:line-break/>✅ Ideal para ser distribuído (vários nós lendo Modbus e um servidor central processando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1:15:43.615899350</meta:creation-date>
    <dc:date>2025-10-23T21:20:45.021672789</dc:date>
    <meta:editing-duration>PT5M1S</meta:editing-duration>
    <meta:editing-cycles>1</meta:editing-cycles>
    <meta:document-statistic meta:table-count="6" meta:image-count="0" meta:object-count="0" meta:page-count="5" meta:paragraph-count="209" meta:word-count="769" meta:character-count="4923" meta:non-whitespace-character-count="4401"/>
    <meta:generator>LibreOffice/25.8.2.1$Linux_X86_64 LibreOffice_project/580$Build-1</meta:generator>
  </office:meta>
</office:document-meta>
</file>